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094c9a" officeooo:paragraph-rsid="00094c9a"/>
    </style:style>
    <style:style style:name="P2" style:family="paragraph" style:parent-style-name="Standard">
      <style:paragraph-properties fo:text-align="start" style:justify-single-word="false"/>
      <style:text-properties fo:language="en" fo:country="US" officeooo:rsid="00094c9a" officeooo:paragraph-rsid="00094c9a"/>
    </style:style>
    <style:style style:name="P3" style:family="paragraph" style:parent-style-name="Standard">
      <style:paragraph-properties fo:text-align="start" style:justify-single-word="false"/>
      <style:text-properties fo:language="en" fo:country="US" style:text-underline-style="solid" style:text-underline-width="auto" style:text-underline-color="font-color" officeooo:rsid="00094c9a" officeooo:paragraph-rsid="00094c9a"/>
    </style:style>
    <style:style style:name="P4" style:family="paragraph" style:parent-style-name="Standard">
      <style:paragraph-properties fo:text-align="start" style:justify-single-word="false"/>
      <style:text-properties fo:language="en" fo:country="US" fo:font-style="normal" style:text-underline-style="none" fo:font-weight="normal" officeooo:rsid="00094c9a" officeooo:paragraph-rsid="00094c9a"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language="en" fo:country="US" fo:font-style="normal" style:text-underline-style="none" fo:font-weight="normal" officeooo:rsid="00094c9a" officeooo:paragraph-rsid="0009c8e1"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language="en" fo:country="US" fo:font-style="normal" style:text-underline-style="none" fo:font-weight="normal" officeooo:rsid="0009c8e1" officeooo:paragraph-rsid="0009c8e1" style:font-style-asian="normal" style:font-weight-asian="normal" style:font-style-complex="normal" style:font-weight-complex="normal"/>
    </style:style>
    <style:style style:name="T1" style:family="text">
      <style:text-properties officeooo:rsid="0009c8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types and Classes</text:p>
      <text:p text:style-name="P1"/>
      <text:p text:style-name="P2">The above document describes our approach to prototypes and Classes inside the frame of the napl programming language. It is an imperative description, as that is the most easy to do, actually.</text:p>
      <text:p text:style-name="P2">We hope to be able to do the thoughts description too.</text:p>
      <text:p text:style-name="P2"/>
      <text:p text:style-name="P3">Prototypes</text:p>
      <text:p text:style-name="P3"/>
      <text:p text:style-name="P4">We have found that the prototype model, offers all the logical capacities of the class model with the drawback of not having classes. So we analyze at first the prototype model and afterwards we will introduce classes as a secondary concept.</text:p>
      <text:p text:style-name="P4"/>
      <text:p text:style-name="P4">In the prototype model an object may have some fields having a value. </text:p>
      <text:p text:style-name="P4">In a dynamic language we may create on the fly a new field for an object and store to the field the required value.</text:p>
      <text:p text:style-name="P4"/>
      <text:p text:style-name="P4">An object “O” may be an “extension” of another object. </text:p>
      <text:p text:style-name="P4">By extension we mean that for any field the object “O” doesn't has , it delegates the field or the action to the ancestor object. </text:p>
      <text:p text:style-name="P4">In that relation the anchestor is called the prototype where we derived the object “O”.</text:p>
      <text:p text:style-name="P4">The delegated object is the object from which the current object “O” derives.</text:p>
      <text:p text:style-name="P4">Fields defined inside the object it' self are visible only to it and objects derived from it.</text:p>
      <text:p text:style-name="P4">Suppose many objects derive from an ancestor, than these objects “share” the field of the ancestor between them and with the ancestor itself.</text:p>
      <text:p text:style-name="P4">A different case of prototype derivation is that where the derived object clones the fields of the prototype object ( the ancestor ). That kind of relation is only istantaneous, and of no interest in our opinion.</text:p>
      <text:p text:style-name="P4"/>
      <text:p text:style-name="P6">So suppose we have an object called “BusLine” with fields: LineName, LinedDistance, start, end.</text:p>
      <text:p text:style-name="P5">So suppose we have an object that is a “Bus” with fields: position, color <text:span text:style-name="T1">( the position indicates the linear position on the itinerary). We may opt to derive “Bus” from “BusLine” in order to have as inherited fields of “Bus” those of “BusLine” id est: LineName, distance, start, end.</text:span></text:p>
      <text:p text:style-name="P4"/>
      <text:p text:style-name="P4">We have also objects as “<text:span text:style-name="T1">passenger” with fields: gender, seat <text:s/>( the position indicates the linear position on the bus along the direction of traveling ).</text:span></text:p>
      <text:p text:style-name="P4"/>
      <text:p text:style-name="P6">We may decide to use as a prototype the Bus in order to derive from it the “passenger”.</text:p>
      <text:p text:style-name="P6">So having a specific passenger we may ask for it's gender, it's seat, but by delegation also it's position, color, line, and by redelegation LineName, LineDistance etc.</text:p>
      <text:p text:style-name="P6"/>
      <text:p text:style-name="P6">Now we are going to create various other passengers, deriving always from the Bus thay are on.</text:p>
      <text:p text:style-name="P6">Suppose to keep always the fields: gender, seat.</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Kourtis</meta:initial-creator>
    <meta:creation-date>2015-01-07T14:46:03.873121225</meta:creation-date>
    <dc:date>2015-01-07T15:15:10.328649237</dc:date>
    <dc:creator>George Kourtis</dc:creator>
    <meta:editing-duration>PT13M36S</meta:editing-duration>
    <meta:editing-cycles>1</meta:editing-cycles>
    <meta:document-statistic meta:table-count="0" meta:image-count="0" meta:object-count="0" meta:page-count="1" meta:paragraph-count="21" meta:word-count="425" meta:character-count="2430" meta:non-whitespace-character-count="2022"/>
    <meta:generator>LibreOffice/4.3.3.2$Linux_X86_64 LibreOffice_project/430m0$Build-2</meta:generator>
  </office:meta>
</office:document-meta>
</file>